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paragraph-properties fo:break-before="pag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>
      <style:text-properties fo:font-weight="bold" officeooo:rsid="000ed1d2" officeooo:paragraph-rsid="000ed1d2" style:font-weight-asian="bold" style:font-weight-complex="bold"/>
    </style:style>
    <style:style style:name="P7" style:family="paragraph" style:parent-style-name="Text_20_body" style:list-style-name="L4">
      <style:text-properties fo:font-weight="bold" officeooo:rsid="001081ef" officeooo:paragraph-rsid="001081ef" style:font-weight-asian="bold" style:font-weight-complex="bold"/>
    </style:style>
    <style:style style:name="T1" style:family="text">
      <style:text-properties officeooo:rsid="000ed1d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mplantació d'arquitectures web </text:p>
      <text:p text:style-name="P1"><text:s/>Enunciat </text:p>
      <text:p text:style-name="P2">1. Què és una màscara de xarxa? Indica quines xarxes poden ser usades per a usos privats (no poden accedir a internet)?</text:p>
      <text:p text:style-name="Text_20_body">La màscara de xarxa és una combinació <text:s/>de bits utilitzada per delimitar una xarxa informàtica.</text:p>
      <text:p text:style-name="Text_20_body">Xarxes privades.</text:p>
      <text:p text:style-name="Text_20_body">Aquestes adreces són les següents:</text:p>
      <text:list text:style-name="L1">
        <text:list-item>
          <text:p text:style-name="P3"><text:span text:style-name="Strong_20_Emphasis">10.0.0.0 - 10.255.255.255</text:span> (classe A)</text:p>
        </text:list-item>
        <text:list-item>
          <text:p text:style-name="P3"><text:span text:style-name="Strong_20_Emphasis">172.16.0.0 - 172.31.255.255</text:span> (classe B)</text:p>
        </text:list-item>
        <text:list-item>
          <text:p text:style-name="P3"><text:span text:style-name="Strong_20_Emphasis">192.168.0.0 - 192.168.255.255</text:span> (classe C)</text:p>
        </text:list-item>
      </text:list>
      <text:p text:style-name="P2">2. Què representa l'adreça IP 127.0.0.1? <text:span text:style-name="T1">I </text:span>la 127.1.2.254?</text:p>
      <text:p text:style-name="Text_20_body">L’adreça IP 127.0.0.1 és l’adreça que representa loopback o localhost</text:p>
      <text:p text:style-name="Text_20_body">L’adreça 127.1.2.254 també forma part de 127.1.2.254 forma part de loopback.</text:p>
      <text:p text:style-name="P2">3. Què és un node virtual (Virtual host)? De quines tres formes podem discriminar un node virtual (virtual host)?</text:p>
      <text:p text:style-name="Text_20_body"><text:s/>Un node virtual és un concepte utilitzat en servidors web i altres tecnologies de xarxa que permeten que un sol servidor físic pot allotjar diversos llocs web, cadascun amb la seua pròpia configuració, domini, aplicacions o serveis.</text:p>
      <text:p text:style-name="Text_20_body">Les tres formes poden ser: </text:p>
      <text:list text:style-name="L2">
        <text:list-item>
          <text:p text:style-name="P4">Per nom: per exemple <text:a xlink:type="simple" xlink:href="http://www.exemple.com/" text:style-name="Internet_20_link" text:visited-style-name="Visited_20_Internet_20_Link">www.exemple.com</text:a>, on el servidor utilitza el nom de domini per identificar el lloc web que vols accedir.</text:p>
        </text:list-item>
        <text:list-item>
          <text:p text:style-name="P4">Per adreça IP: per exemple 192,168,1,1 =&gt; <text:a xlink:type="simple" xlink:href="http://www.exemple.com/" text:style-name="Internet_20_link" text:visited-style-name="Visited_20_Internet_20_Link">www.exemple.com</text:a> on cada node virtual es pot identificar per una adreça IP única.</text:p>
        </text:list-item>
        <text:list-item>
          <text:p text:style-name="P4">per port: <text:a xlink:type="simple" xlink:href="http://www.exemple1.com/80" text:style-name="Internet_20_link" text:visited-style-name="Visited_20_Internet_20_Link">www.exemple1.com/80</text:a>, on el servidor escolta diferents ports per discriminar el tràfic.</text:p>
        </text:list-item>
      </text:list>
      <text:p text:style-name="P2">4. Què és una URI? Quines parts la formen?</text:p>
      <text:p text:style-name="Text_20_body">Una URI o identificador uniforme de recursos és una cadena de caràcters que generalment identifica qualsevol recurs web mitjançant un nom, una ubicació o tots dos. Un localitzador uniforme de recursos (URL) i un nom uniforme de recursos (URN) són els dos tipus de URI.</text:p>
      <text:p text:style-name="Text_20_body">Les parts que la formen són:</text:p>
      <text:list text:style-name="L3">
        <text:list-item>
          <text:p text:style-name="P5">Esquema: és el primer component d'un *URI que defineix el sistema d'adreçament. En alguns casos, els esquemes *URI són un protocol utilitzat per a accedir a un recurs. Mentrestant, altres tècniques poden no especificar cap protocol.</text:p>
        </text:list-item>
        <text:list-item>
          <text:p text:style-name="P5">Autoritat: és un component opcional precedit per una doble barra i acabat per una barra, un signe d'interrogació o un símbol de número.</text:p>
        </text:list-item>
        <text:list-item>
          <text:p text:style-name="P5"><text:soft-page-break/>Ruta: la ruta conté una seqüència de segments de dades que descriu la ubicació d'un recurs en una estructura de directoris. Ha d'estar buida o separada per una barra.</text:p>
        </text:list-item>
        <text:list-item>
          <text:p text:style-name="P5">Consulta: una query és un component opcional que conté una cadena de consulta de dades no jeràrquiques. Sol ser una cadena de parells key=value (clau=valor).</text:p>
        </text:list-item>
        <text:list-item>
          <text:p text:style-name="P5">Fragment: aquest component opcional inclou un identificador de fragment que proporciona la direcció a un recurs secundari. Fa referència a una secció diferent del recurs primari. Un fragment està precedit per un símbol de número i acabat pel final d'un URI.</text:p>
        </text:list-item>
      </text:list>
      <text:p text:style-name="P2">5. Pel que fa a la configuració d'Apache. Què és el DocumentRoot? I DirectoryIndex?</text:p>
      <text:p text:style-name="Text_20_body">El documentRoot es una directiva que especifica el directori, on es publica una pàgina web. El documentRoot és /var/www/html.</text:p>
      <text:p text:style-name="Text_20_body">El directoryIndex indica com respon el servidor quan se sol·licita un directori. Està configurat en index.html</text:p>
      <text:p text:style-name="P2">6. Què són els tipus MIME?</text:p>
      <text:list text:style-name="L4">
        <text:list-item>
          <text:p text:style-name="P6">Tipus discrets:</text:p>
          <text:list>
            <text:list-item>
              <text:p text:style-name="P6">text/plain</text:p>
            </text:list-item>
            <text:list-item>
              <text:p text:style-name="P6">text/html</text:p>
            </text:list-item>
            <text:list-item>
              <text:p text:style-name="P6">image/png</text:p>
            </text:list-item>
            <text:list-item>
              <text:p text:style-name="P6">image/jpeg</text:p>
            </text:list-item>
            <text:list-item>
              <text:p text:style-name="P6">audio/mpeg</text:p>
            </text:list-item>
            <text:list-item>
              <text:p text:style-name="P6">audio/ogg</text:p>
            </text:list-item>
            <text:list-item>
              <text:p text:style-name="P6">audio/*</text:p>
            </text:list-item>
            <text:list-item>
              <text:p text:style-name="P6">video/mp4</text:p>
            </text:list-item>
            <text:list-item>
              <text:p text:style-name="P6">application/octet-strem</text:p>
            </text:list-item>
          </text:list>
        </text:list-item>
        <text:list-item>
          <text:p text:style-name="P6">Tipus multipart</text:p>
          <text:list>
            <text:list-item>
              <text:p text:style-name="P6">multipart/from-data</text:p>
            </text:list-item>
            <text:list-item>
              <text:p text:style-name="P6">nultipart/byteranges</text:p>
            </text:list-item>
          </text:list>
        </text:list-item>
        <text:list-item>
          <text:p text:style-name="P7">Tipus MIME importatns per a desenvolupadors web</text:p>
          <text:list>
            <text:list-item>
              <text:p text:style-name="P7">application/octet-stream</text:p>
              <text:p text:style-name="P7"><text:a xlink:type="simple" xlink:href="https://developer.mozilla.org/es/docs/Web/HTTP/MIME_types" text:style-name="Internet_20_link" text:visited-style-name="Visited_20_Internet_20_Link">https://developer.mozilla.org/es/docs/Web/HTTP/MIME_types</text:a> </text:p>
            </text:list-item>
          </text:list>
        </text:list-item>
      </text:list>
      <text:p text:style-name="P2">7. Instal·la un servidor Apache en el teu equip.</text:p>
      <text:p text:style-name="P2">8. Configura un node virtual que responga al servidor-##.lan.</text:p>
      <text:p text:style-name="P2">9. Publica un document HTML anomenat perfil.html que es mostre per defecte, és a dir, en posar l'URL sols amb el nom del servidor. Aquesta pàgina contindrà una imatge i un xicotet resum del teu perfil acadèmic. La imatge i el document hauran d'estar en directoris diferents.</text:p>
      <text:p text:style-name="P2"><text:soft-page-break/>10. Fes les proves adequades amb un client HTTP basat en terminal (curl, wget o HTTPie) amb almenys 3 peticions una de les quals tornarà el codi 200, l’altra el 404 i l’altra qualsevol codi distint.</text:p>
      <text:p text:style-name="P2">11. Quin codi torna el servidor quan sol·licitem un recurs sols amb el nom del servidor? Per què?</text:p>
      <text:p text:style-name="P2">12. Esbrina de quina forma podem analitzar els codis de retorn des d'un navegador gràfic (Firefox i Google Chrome).</text:p>
      <text:p text:style-name="P2">13. Afig al document les 10 últimes línies del registre (LOG). Explicant quina informació representa cada column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8:14:10.962346118</meta:creation-date>
    <dc:date>2025-03-03T19:13:18.729671753</dc:date>
    <meta:editing-duration>PT11M56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4" meta:paragraph-count="53" meta:word-count="683" meta:character-count="4194" meta:non-whitespace-character-count="3584"/>
  </office:meta>
</office:document-meta>
</file>